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65in"/>
    </style:style>
    <style:style style:name="TableColumn4" style:family="table-column">
      <style:table-column-properties style:column-width="1.7722in"/>
    </style:style>
    <style:style style:name="TableColumn5" style:family="table-column">
      <style:table-column-properties style:column-width="2.2638in"/>
    </style:style>
    <style:style style:name="Table2" style:family="table">
      <style:table-properties style:width="5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P57" style:parent-style-name="ListParagraph" style:list-style-name="LFO1" style:family="paragraph"/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</office:automatic-styles>
  <office:body>
    <office:text text:use-soft-page-breaks="true">
      <text:p text:style-name="P1">E&amp;M Database implementation details for CPR Broker</text:p>
      <text:h text:style-name="Heading1" text:outline-level="1">Database<text:s/>view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abase object name</text:p>
          </table:table-cell>
          <table:table-cell table:style-name="TableCell9">
            <text:p text:style-name="P10">Name in code</text:p>
          </table:table-cell>
          <table:table-cell table:style-name="TableCell11">
            <text:p text:style-name="P12">Usage</text:p>
          </table:table-cell>
        </table:table-row>
        <table:table-row table:style-name="TableRow13">
          <table:table-cell table:style-name="TableCell14">
            <text:p text:style-name="P15">dbo.JY64000V</text:p>
          </table:table-cell>
          <table:table-cell table:style-name="TableCell16">
            <text:p text:style-name="P17">Citizen</text:p>
          </table:table-cell>
          <table:table-cell table:style-name="TableCell18">
            <text:p text:style-name="P19">Most citizen data</text:p>
          </table:table-cell>
        </table:table-row>
        <table:table-row table:style-name="TableRow20">
          <table:table-cell table:style-name="TableCell21">
            <text:p text:style-name="P22">dbo.JY64200V</text:p>
          </table:table-cell>
          <table:table-cell table:style-name="TableCell23">
            <text:p text:style-name="P24">Child</text:p>
          </table:table-cell>
          <table:table-cell table:style-name="TableCell25">
            <text:p text:style-name="P26">Children retrieval</text:p>
          </table:table-cell>
        </table:table-row>
        <table:table-row table:style-name="TableRow27">
          <table:table-cell table:style-name="TableCell28">
            <text:p text:style-name="P29">dbo.AA73000V</text:p>
          </table:table-cell>
          <table:table-cell table:style-name="TableCell30">
            <text:p text:style-name="P31">Road</text:p>
          </table:table-cell>
          <table:table-cell table:style-name="TableCell32">
            <text:p text:style-name="P33">Road name retrieval</text:p>
          </table:table-cell>
        </table:table-row>
        <table:table-row table:style-name="TableRow34">
          <table:table-cell table:style-name="TableCell35">
            <text:p text:style-name="P36">dbo.JY64401V</text:p>
          </table:table-cell>
          <table:table-cell table:style-name="TableCell37">
            <text:p text:style-name="P38">HousePostCode</text:p>
          </table:table-cell>
          <table:table-cell table:style-name="TableCell39">
            <text:p text:style-name="P40">Post code and district</text:p>
          </table:table-cell>
        </table:table-row>
        <table:table-row table:style-name="TableRow41">
          <table:table-cell table:style-name="TableCell42">
            <text:p text:style-name="P43">dbo.AA73400V</text:p>
          </table:table-cell>
          <table:table-cell table:style-name="TableCell44">
            <text:p text:style-name="P45">HouseRangePostCode</text:p>
          </table:table-cell>
          <table:table-cell table:style-name="TableCell46">
            <text:p text:style-name="P47">Post code and district</text:p>
          </table:table-cell>
        </table:table-row>
        <table:table-row table:style-name="TableRow48">
          <table:table-cell table:style-name="TableCell49">
            <text:p text:style-name="P50">dbo.AA74000V</text:p>
          </table:table-cell>
          <table:table-cell table:style-name="TableCell51">
            <text:p text:style-name="P52">Authority</text:p>
          </table:table-cell>
          <table:table-cell table:style-name="TableCell53">
            <text:p text:style-name="P54">Birth registration authority</text:p>
          </table:table-cell>
        </table:table-row>
      </table:table>
      <text:p text:style-name="Normal"/>
      <text:h text:style-name="Heading1" text:outline-level="1">Assumptions</text:h>
      <text:p text:style-name="Normal">The implementation code takes some decisions based on a few assumptions. This section describes these decisions.</text:p>
      <text:h text:style-name="Heading2" text:outline-level="2">RegisterOplysningType</text:h>
      <text:p text:style-name="Normal">The object contained in the Item element will differ based on field LANK_KODE in JY64000V</text:p>
      <text:list text:style-name="LFO1" text:continue-numbering="true">
        <text:list-item>
          <text:p text:style-name="P55">5100 (Denmark) will return a CprBorgerType object.</text:p>
        </text:list-item>
        <text:list-item>
          <text:p text:style-name="P56">0 (Null), 5999(Unknown), 5103 (Stateless), 5102 (Adbroad), 5001 (Reserved) will return a UkendtBorgerType object.</text:p>
        </text:list-item>
        <text:list-item>
          <text:p text:style-name="P57">All other country codes will return a UdenlandskBorgerType object.</text:p>
        </text:list-item>
      </text:list>
      <text:h text:style-name="Heading2" text:outline-level="2">UdenlandskBorgerType</text:h>
      <text:p text:style-name="Normal">The CPR number will always be in element PersonCivilRegistrationReplacementIdentifier. The elements FoedselslandKode (birth nationality),<text:s/><text:tab/>PersonIdentifikator and SprogKode (language code) will always be null.</text:p>
      <text:h text:style-name="Heading2" text:outline-level="2">Population Address</text:h>
      <text:p text:style-name="Normal">The addresses returned in Item element of AdresseType will always be of type DanskAdresseType. This is returned in CprBorgerType.FolkeregisterAdresse. This means that citizens with a non Danish LAND_KODE will not have an address.</text:p>
      <text:soft-page-break/>
      <text:h text:style-name="Heading2" text:outline-level="2">Null Address fields</text:h>
      <text:p text:style-name="Normal">The following fields of DanskAdresseType will always be null : AddressPoint, NoteTekst, PolitiDistriktTekst, SkoleDistriktTekst, SocialDistriktTekst, UkendtAdresseIndikator, SogneDistriktTekst, ValgkredsDistriktTekst</text:p>
      <text:p text:style-name="Normal">The following fields of AddressPostalType will always be null: DistrictSubdivisionIdentifier, MailDeliverySublocationIdentifier, PostOfficeBoxIdentifier.</text:p>
      <text:h text:style-name="Heading2" text:outline-level="2">Road name</text:h>
      <text:p text:style-name="Normal">A few roads are repeated in the view AA73000V. In this<text:s/>case, the row with highest RoadEndDate (VEJ_OPHOR_TS) is used to get the road name and addressing name.</text:p>
      <text:h text:style-name="Heading2" text:outline-level="2">Special road code</text:h>
      <text:p text:style-name="Normal">It is assumed that special road code (SpecielVejkodeIndikator) means a high road code (9900-9999)</text:p>
      <text:h text:style-name="Heading2" text:outline-level="2">AndreAdresse</text:h>
      <text:p text:style-name="Normal">The element EgenskabType. AndreAdresse will always be null.</text:p>
      <text:h text:style-name="Heading2" text:outline-level="2">Date uncertainty</text:h>
      <text:p text:style-name="Normal">Most of the dates have uncertainty flags. The date value is assumed known and certain if the flag has a value of ‘ ‘ (empty period)</text:p>
      <text:h text:style-name="Heading2" text:outline-level="2">Gender</text:h>
      <text:p text:style-name="Normal">Although the PART standard allows for the unspecified gender,<text:s/>it is assumed that KON (Gender) field will always have either ‘K’ or ‘M’. An exception is thrown otherwise.</text:p>
      <text:h text:style-name="Heading2" text:outline-level="2">CivilStatusType</text:h>
      <text:p text:style-name="Normal">Since there is no civil (marital) status for dead people in the PART standard, a dead person will always have his CivilStatusType. CivilStatusKode = CivilStatusKodeType. Ugift.</text:p>
      <text:h text:style-name="Heading2" text:outline-level="2">LivStatusType</text:h>
      <text:p text:style-name="Normal">A person with a false birth date uncertainty flag and a civil status other than 70 and 90 is assumed to be not born yet and will have its LivStatusType.LivStatusKode = LivStatusKodeType.Prenatal.</text:p>
      <text:p text:style-name="Normal">Also, a person with a false civil registration status uncertainty date will have his LivStatusType. TilstandVirkning as an open interval (on both sides)</text:p>
      <text:h text:style-name="Heading2" text:outline-level="2">Church membership</text:h>
      <text:p text:style-name="Normal">Membership of Danish national church are identified by the value ‘F’ in column JY64000V.FOLKEKIRK_TILH_MRK. All other values (‘U’, ‘A, ‘M’, ‘S’) are assumed to mean a non member.</text:p>
      <text:soft-page-break/>
      <text:h text:style-name="Heading2" text:outline-level="2">Zero CPR Number for related persons</text:h>
      <text:p text:style-name="Normal">When filling relationships (RelationListeType), the CPR number for a related person is sometimes <text:s/>zero where is should not be.<text:s/>In this case, the array of relationships (PersonRelationType) is created with zero elements. This is the case in</text:p>
      <text:list text:style-name="LFO1" text:continue-numbering="true">
        <text:list-item>
          <text:p text:style-name="P58">RelationListeType. Fader - when FatherPNR (PERSONNUMMER_FAR) is zero</text:p>
        </text:list-item>
        <text:list-item>
          <text:p text:style-name="P59">RelationListeType.Moder - when MotherPNR (PERSONNUMMER_MOR) is zero</text:p>
        </text:list-item>
        <text:list-item>
          <text:p text:style-name="P60">RelationListeType.<text:s/>Aegtefaelle - when SpousePNR (PERSONNR_AGTEFALLE) is zero and CivilStatus is ‘G’,’F’ or ’E’.<text:s/></text:p>
        </text:list-item>
        <text:list-item>
          <text:p text:style-name="P61">RelationListeType. RegistreretPartner - when SpousePNR (PERSONNR_AGTEFALLE) is zero and CivilStatus is ‘P’,’O’ or ’L’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Beemen Beshara</meta:initial-creator>
    <dc:creator>Beemen Beshara</dc:creator>
    <meta:creation-date>2011-11-13T15:14:00Z</meta:creation-date>
    <dc:date>2011-11-27T16:00:00Z</dc:date>
    <meta:template xlink:href="Normal.dotm" xlink:type="simple"/>
    <meta:editing-cycles>19</meta:editing-cycles>
    <meta:editing-duration>PT17220S</meta:editing-duration>
    <meta:document-statistic meta:page-count="3" meta:paragraph-count="7" meta:word-count="568" meta:character-count="3802" meta:row-count="27" meta:non-whitespace-character-count="3241"/>
  </office:meta>
</office:document-meta>
</file>